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'Open Sans', arial, sans-serif"/>
    <style:font-face style:name="Source Sans Pro" svg:font-family="'Source Sans Pro', Helvetica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e2af" officeooo:paragraph-rsid="000fe2af"/>
    </style:style>
    <style:style style:name="P2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fo:font-weight="normal" officeooo:rsid="00127909" officeooo:paragraph-rsid="00127909" fo:background-color="#ffffff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fo:font-weight="normal" officeooo:rsid="000fe2af" officeooo:paragraph-rsid="000fe2af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Liberation Serif" fo:font-size="12pt" style:text-underline-style="none" fo:font-weight="normal" officeooo:rsid="000fe2af" officeooo:paragraph-rsid="000fe2af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Liberation Serif" fo:font-size="12pt" style:text-underline-style="none" fo:font-weight="normal" officeooo:rsid="001ab0a1" officeooo:paragraph-rsid="001ab0a1" fo:background-color="#ffffff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style:font-name="Liberation Serif" fo:font-size="12pt" style:text-underline-style="none" fo:font-weight="normal" officeooo:rsid="00110e42" officeooo:paragraph-rsid="00110e42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Liberation Serif" fo:font-size="12pt" style:text-underline-style="none" fo:font-weight="normal" officeooo:rsid="0010b656" officeooo:paragraph-rsid="0010b656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style:font-name="Liberation Serif" fo:font-size="12pt" style:text-underline-style="none" fo:font-weight="normal" officeooo:rsid="001ff704" officeooo:paragraph-rsid="001ff704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loext:opacity="100%" style:font-name="Liberation Serif" fo:font-size="12pt" style:text-underline-style="none" fo:font-weight="normal" officeooo:rsid="001728bc" officeooo:paragraph-rsid="001728bc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style:font-name="Liberation Serif" fo:font-size="12pt" style:text-underline-style="none" fo:font-weight="normal" officeooo:rsid="00182b58" officeooo:paragraph-rsid="00182b58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style:font-name="Liberation Serif" fo:font-size="12pt" style:text-underline-style="none" fo:font-weight="normal" officeooo:rsid="00127909" officeooo:paragraph-rsid="00127909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style:font-name="Liberation Serif" fo:font-size="11pt" style:text-underline-style="none" fo:font-weight="normal" officeooo:rsid="000fe2af" officeooo:paragraph-rsid="000fe2af" fo:background-color="#ffffff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000000" loext:opacity="100%" style:font-name="Liberation Serif" fo:font-size="16pt" style:text-underline-style="solid" style:text-underline-width="auto" style:text-underline-color="font-color" fo:font-weight="normal" officeooo:rsid="00127909" officeooo:paragraph-rsid="00127909" fo:background-color="#ffffff" style:font-size-asian="16pt" style:font-weight-asian="normal" style:font-size-complex="16pt" style:font-weight-complex="normal"/>
    </style:style>
    <style:style style:name="P14" style:family="paragraph" style:parent-style-name="Text_20_body">
      <style:text-properties fo:font-variant="normal" fo:text-transform="none" fo:color="#404144" loext:opacity="100%" style:font-name="Roboto" fo:font-size="12pt" fo:letter-spacing="normal" fo:font-style="normal" style:text-underline-style="solid" style:text-underline-width="auto" style:text-underline-color="font-color" fo:font-weight="normal" officeooo:rsid="000fe2af" officeooo:paragraph-rsid="000fe2af" fo:background-color="#ffffff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fe2af" officeooo:paragraph-rsid="00182b58" fo:background-color="#ffffff" style:font-size-asian="12pt" style:font-weight-asian="normal" style:font-size-complex="12pt" style:font-weight-complex="normal"/>
    </style:style>
    <style:style style:name="P16" style:family="paragraph" style:parent-style-name="Text_20_body">
      <style:text-properties officeooo:paragraph-rsid="0025332e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31ee7" officeooo:paragraph-rsid="00215a81" style:font-size-asian="12pt" style:font-size-complex="12pt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15a81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style:text-underline-style="none" officeooo:rsid="000fe2af" officeooo:paragraph-rsid="000fe2af" style:font-size-asian="14pt" style:font-size-complex="14pt"/>
    </style:style>
    <style:style style:name="P20" style:family="paragraph" style:parent-style-name="Standard">
      <style:text-properties fo:color="#000000" loext:opacity="100%" style:font-name="Liberation Serif" officeooo:rsid="000fe2af" officeooo:paragraph-rsid="000fe2af"/>
    </style:style>
    <style:style style:name="P21" style:family="paragraph" style:parent-style-name="Standard">
      <style:text-properties fo:color="#000000" loext:opacity="100%" style:font-name="Liberation Serif" fo:font-size="16pt" style:text-underline-style="solid" style:text-underline-width="auto" style:text-underline-color="font-color" officeooo:rsid="000fe2af" officeooo:paragraph-rsid="000fe2af" style:font-size-asian="16pt" style:font-size-complex="16pt"/>
    </style:style>
    <style:style style:name="P22" style:family="paragraph" style:parent-style-name="Standard">
      <style:text-properties fo:color="#000000" loext:opacity="100%" style:font-name="Liberation Serif" fo:font-size="16pt" style:text-underline-style="solid" style:text-underline-width="auto" style:text-underline-color="font-color" officeooo:rsid="00146586" officeooo:paragraph-rsid="00146586" style:font-size-asian="16pt" style:font-size-complex="16pt"/>
    </style:style>
    <style:style style:name="P23" style:family="paragraph" style:parent-style-name="Standard">
      <style:text-properties fo:color="#000000" loext:opacity="100%" style:font-name="Liberation Serif" fo:font-size="16pt" style:text-underline-style="solid" style:text-underline-width="auto" style:text-underline-color="font-color" officeooo:rsid="001728bc" officeooo:paragraph-rsid="001728bc" style:font-size-asian="16pt" style:font-size-complex="16pt"/>
    </style:style>
    <style:style style:name="P24" style:family="paragraph" style:parent-style-name="Standard">
      <style:text-properties fo:color="#000000" loext:opacity="100%" style:font-name="Liberation Serif" style:text-underline-style="solid" style:text-underline-width="auto" style:text-underline-color="font-color" officeooo:rsid="000fe2af" officeooo:paragraph-rsid="000fe2af"/>
    </style:style>
    <style:style style:name="P25" style:family="paragraph" style:parent-style-name="Standard">
      <style:text-properties fo:color="#000000" loext:opacity="100%" style:font-name="Liberation Serif" style:text-underline-style="solid" style:text-underline-width="auto" style:text-underline-color="font-color" officeooo:rsid="00146586" officeooo:paragraph-rsid="00146586"/>
    </style:style>
    <style:style style:name="P26" style:family="paragraph" style:parent-style-name="Standard">
      <style:text-properties fo:color="#000000" loext:opacity="100%" style:font-name="Liberation Serif" style:text-underline-style="solid" style:text-underline-width="auto" style:text-underline-color="font-color" officeooo:rsid="001728bc" officeooo:paragraph-rsid="001728bc"/>
    </style:style>
    <style:style style:name="P27" style:family="paragraph" style:parent-style-name="Standard">
      <style:text-properties fo:color="#000000" loext:opacity="100%" style:font-name="Liberation Serif" style:text-underline-style="solid" style:text-underline-width="auto" style:text-underline-color="font-color" officeooo:rsid="001c40d3" officeooo:paragraph-rsid="001c41ab"/>
    </style:style>
    <style:style style:name="P28" style:family="paragraph" style:parent-style-name="Standard">
      <style:text-properties fo:color="#000000" loext:opacity="100%" style:font-name="Liberation Serif" style:text-underline-style="solid" style:text-underline-width="auto" style:text-underline-color="font-color" officeooo:rsid="001c41ab" officeooo:paragraph-rsid="001c41ab"/>
    </style:style>
    <style:style style:name="P29" style:family="paragraph" style:parent-style-name="Standard">
      <style:text-properties fo:color="#000000" loext:opacity="100%" style:font-name="Liberation Serif" fo:font-size="12pt" style:text-underline-style="none" officeooo:paragraph-rsid="00127909" style:font-size-asian="12pt" style:font-size-complex="12pt"/>
    </style:style>
    <style:style style:name="P30" style:family="paragraph" style:parent-style-name="Standard">
      <style:text-properties fo:color="#000000" loext:opacity="100%" style:font-name="Liberation Serif" fo:font-size="12pt" style:text-underline-style="none" officeooo:rsid="001e2e02" officeooo:paragraph-rsid="00215a81" style:font-size-asian="12pt" style:font-size-complex="12pt"/>
    </style:style>
    <style:style style:name="P31" style:family="paragraph" style:parent-style-name="Standard">
      <style:text-properties fo:color="#000000" loext:opacity="100%" style:font-name="Liberation Serif" fo:font-size="12pt" officeooo:paragraph-rsid="00215a81" style:font-size-asian="12pt" style:font-size-complex="12pt"/>
    </style:style>
    <style:style style:name="P32" style:family="paragraph" style:parent-style-name="Standard">
      <style:text-properties fo:color="#000000" loext:opacity="100%" style:font-name="Liberation Serif" style:text-underline-style="none" officeooo:rsid="00146586" officeooo:paragraph-rsid="00146586"/>
    </style:style>
    <style:style style:name="P33" style:family="paragraph" style:parent-style-name="Standard">
      <style:text-properties fo:color="#000000" loext:opacity="100%" style:font-name="Liberation Serif" style:text-underline-style="none" officeooo:rsid="001728bc" officeooo:paragraph-rsid="001728bc"/>
    </style:style>
    <style:style style:name="P34" style:family="paragraph" style:parent-style-name="Standard">
      <style:text-properties fo:color="#000000" loext:opacity="100%" style:font-name="Liberation Serif" style:text-underline-style="none" officeooo:rsid="001c40d3" officeooo:paragraph-rsid="001c40d3"/>
    </style:style>
    <style:style style:name="P35" style:family="paragraph" style:parent-style-name="Standard">
      <style:text-properties fo:color="#000000" loext:opacity="100%" style:font-name="Liberation Serif" style:text-underline-style="none" officeooo:rsid="001c41ab" officeooo:paragraph-rsid="001c41ab"/>
    </style:style>
    <style:style style:name="P36" style:family="paragraph" style:parent-style-name="Standard">
      <style:text-properties fo:color="#000000" loext:opacity="100%" style:font-name="Liberation Serif" officeooo:rsid="001e2e02" officeooo:paragraph-rsid="00215a81"/>
    </style:style>
    <style:style style:name="P37" style:family="paragraph" style:parent-style-name="Standard">
      <style:text-properties fo:color="#000000" loext:opacity="100%" style:text-underline-style="solid" style:text-underline-width="auto" style:text-underline-color="font-color" officeooo:rsid="00146586" officeooo:paragraph-rsid="00146586"/>
    </style:style>
    <style:style style:name="P38" style:family="paragraph" style:parent-style-name="Standard">
      <style:text-properties officeooo:paragraph-rsid="001c41ab"/>
    </style:style>
    <style:style style:name="P39" style:family="paragraph" style:parent-style-name="Heading_20_3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fe2af" officeooo:paragraph-rsid="000fe2af" fo:background-color="#ffffff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fe2af" officeooo:paragraph-rsid="0025332e" fo:background-color="#ffffff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color="#000000" loext:opacity="100%" style:font-name="Liberation Serif" officeooo:paragraph-rsid="00260714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fe2af" fo:background-color="#ffffff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fe2af" fo:background-color="#ffffff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231ee7"/>
    </style:style>
    <style:style style:name="T6" style:family="text">
      <style:text-properties fo:font-variant="normal" fo:text-transform="none" fo:color="#000000" loext:opacity="100%" fo:font-size="12pt" fo:letter-spacing="normal" fo:font-style="normal" style:text-underline-style="none" fo:font-weight="normal" officeooo:rsid="000fe2af" fo:background-color="#ffffff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fo:font-size="12pt" fo:letter-spacing="normal" fo:font-style="normal" style:text-underline-style="none" fo:font-weight="normal" style:font-size-asian="12pt" style:font-size-complex="12pt"/>
    </style:style>
    <style:style style:name="T8" style:family="text">
      <style:text-properties fo:font-variant="normal" fo:text-transform="none" fo:color="#000000" loext:opacity="100%" fo:font-size="12pt" fo:letter-spacing="normal" fo:font-style="normal" style:text-underline-style="none" fo:font-weight="normal" officeooo:rsid="00215a81" style:font-size-asian="12pt" style:font-size-complex="12pt"/>
    </style:style>
    <style:style style:name="T9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officeooo:rsid="000fe2af" fo:background-color="#ffffff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font-name="Liberation Serif" fo:letter-spacing="normal" fo:font-style="normal" style:text-underline-style="none" fo:font-weight="normal"/>
    </style:style>
    <style:style style:name="T11" style:family="text">
      <style:text-properties fo:font-variant="normal" fo:text-transform="none" style:font-name="Liberation Serif" fo:font-size="12pt" fo:letter-spacing="normal" fo:font-style="normal" style:text-underline-style="none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fe2af" fo:background-color="#ffffff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fe2af" fo:background-color="#ffffff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202122" loext:opacity="100%" fo:letter-spacing="normal"/>
    </style:style>
    <style:style style:name="T15" style:family="text">
      <style:text-properties fo:font-variant="normal" fo:text-transform="none" fo:color="#202122" loext:opacity="100%" fo:letter-spacing="normal" fo:font-style="normal"/>
    </style:style>
    <style:style style:name="T16" style:family="text">
      <style:text-properties fo:font-variant="normal" fo:text-transform="none" fo:color="#202122" loext:opacity="100%" fo:letter-spacing="normal" fo:font-style="normal" fo:font-weight="normal" officeooo:rsid="00127909" fo:background-color="#ffffff" loext:char-shading-value="0" style:font-weight-asian="normal" style:font-weight-complex="normal"/>
    </style:style>
    <style:style style:name="T17" style:family="text">
      <style:text-properties fo:font-variant="normal" fo:text-transform="none" fo:color="#202122" loext:opacity="100%" fo:letter-spacing="normal" fo:font-style="normal" officeooo:rsid="0025332e"/>
    </style:style>
    <style:style style:name="T18" style:family="text">
      <style:text-properties fo:font-variant="normal" fo:text-transform="none" fo:color="#202122" loext:opacity="100%" fo:letter-spacing="normal" fo:font-weight="normal" officeooo:rsid="00127909" fo:background-color="#ffffff" loext:char-shading-value="0" style:font-weight-asian="normal" style:font-weight-complex="normal"/>
    </style:style>
    <style:style style:name="T19" style:family="text">
      <style:text-properties fo:font-variant="normal" fo:text-transform="none" fo:color="#202122" loext:opacity="100%" fo:font-size="10.5pt" fo:letter-spacing="normal" fo:font-style="normal"/>
    </style:style>
    <style:style style:name="T20" style:family="text">
      <style:text-properties fo:font-variant="normal" fo:text-transform="none" fo:color="#212529" loext:opacity="100%" fo:letter-spacing="normal" fo:font-style="normal"/>
    </style:style>
    <style:style style:name="T21" style:family="text">
      <style:text-properties fo:font-variant="normal" fo:text-transform="none" fo:color="#141412" loext:opacity="100%" fo:letter-spacing="normal" fo:font-style="normal"/>
    </style:style>
    <style:style style:name="T22" style:family="text">
      <style:text-properties fo:font-variant="normal" fo:text-transform="none" fo:color="#141412" loext:opacity="100%" fo:letter-spacing="normal" fo:font-style="normal" officeooo:rsid="001ab0a1"/>
    </style:style>
    <style:style style:name="T23" style:family="text">
      <style:text-properties fo:font-variant="normal" fo:text-transform="none" fo:letter-spacing="normal"/>
    </style:style>
    <style:style style:name="T24" style:family="text">
      <style:text-properties fo:font-variant="normal" fo:text-transform="none" fo:letter-spacing="normal" fo:font-style="normal"/>
    </style:style>
    <style:style style:name="T25" style:family="text">
      <style:text-properties fo:font-variant="normal" fo:text-transform="none" fo:letter-spacing="normal" fo:font-style="normal" style:text-underline-style="none" fo:font-weight="normal"/>
    </style:style>
    <style:style style:name="T26" style:family="text">
      <style:text-properties fo:font-variant="normal" fo:text-transform="none" fo:letter-spacing="normal" fo:font-style="normal" officeooo:rsid="001ab0a1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fo:font-weight="normal" officeooo:rsid="00127909" fo:background-color="#ffffff" loext:char-shading-value="0" style:font-weight-asian="normal" style:font-weight-complex="normal"/>
    </style:style>
    <style:style style:name="T29" style:family="text">
      <style:text-properties fo:font-variant="normal" fo:text-transform="none" fo:letter-spacing="normal" fo:font-style="normal" fo:font-weight="normal" officeooo:rsid="00231ee7"/>
    </style:style>
    <style:style style:name="T30" style:family="text">
      <style:text-properties fo:font-variant="normal" fo:text-transform="none" fo:letter-spacing="normal" fo:font-style="normal" fo:font-weight="normal" officeooo:rsid="002b9e89"/>
    </style:style>
    <style:style style:name="T31" style:family="text">
      <style:text-properties fo:font-variant="normal" fo:text-transform="none" fo:letter-spacing="normal" fo:font-style="normal" fo:font-weight="normal" officeooo:rsid="002c1942"/>
    </style:style>
    <style:style style:name="T32" style:family="text">
      <style:text-properties fo:font-variant="normal" fo:text-transform="none" fo:letter-spacing="normal" fo:font-style="normal" officeooo:rsid="0025332e"/>
    </style:style>
    <style:style style:name="T33" style:family="text">
      <style:text-properties fo:font-variant="normal" fo:text-transform="none" fo:letter-spacing="normal" fo:font-style="normal" officeooo:rsid="0027c1d6"/>
    </style:style>
    <style:style style:name="T34" style:family="text">
      <style:text-properties fo:font-variant="normal" fo:text-transform="none" fo:letter-spacing="normal" fo:font-weight="normal" officeooo:rsid="00127909" fo:background-color="#ffffff" loext:char-shading-value="0" style:font-weight-asian="normal" style:font-weight-complex="normal"/>
    </style:style>
    <style:style style:name="T35" style:family="text">
      <style:text-properties fo:font-variant="normal" fo:text-transform="none" fo:font-size="12pt" fo:letter-spacing="normal" fo:font-style="normal" style:text-underline-style="none" fo:font-weight="normal" officeooo:rsid="000fe2af" fo:background-color="#ffffff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font-size="12pt" fo:letter-spacing="normal" fo:font-style="normal" style:text-underline-style="none" fo:font-weight="normal" style:font-size-asian="12pt" style:font-size-complex="12pt"/>
    </style:style>
    <style:style style:name="T37" style:family="text">
      <style:text-properties fo:font-variant="normal" fo:text-transform="none" fo:font-size="12pt" fo:letter-spacing="normal" fo:font-style="normal" style:text-underline-style="none" fo:font-weight="normal" officeooo:rsid="00215a81" style:font-size-asian="12pt" style:font-size-complex="12pt"/>
    </style:style>
    <style:style style:name="T38" style:family="text">
      <style:text-properties fo:font-variant="normal" fo:text-transform="none" fo:font-size="12pt" fo:letter-spacing="normal" fo:font-style="normal" style:text-underline-style="none" fo:font-weight="normal" officeooo:rsid="002b9e89" style:font-size-asian="12pt" style:font-size-complex="12pt"/>
    </style:style>
    <style:style style:name="T39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officeooo:rsid="000fe2af" fo:background-color="#ffffff" loext:char-shading-value="0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font-size="10.5pt" fo:letter-spacing="normal" fo:font-style="normal"/>
    </style:style>
    <style:style style:name="T41" style:family="text">
      <style:text-properties fo:color="#000000" loext:opacity="100%"/>
    </style:style>
    <style:style style:name="T42" style:family="text">
      <style:text-properties fo:color="#000000" loext:opacity="100%" style:font-name="Liberation Serif" fo:font-size="12pt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43" style:family="text">
      <style:text-properties fo:color="#000000" loext:opacity="100%" style:font-name="Liberation Serif" style:text-underline-style="none"/>
    </style:style>
    <style:style style:name="T44" style:family="text">
      <style:text-properties fo:color="#000000" loext:opacity="100%" style:font-name="Liberation Serif" style:text-underline-style="none" fo:font-weight="normal" loext:padding="0cm" loext:border="none"/>
    </style:style>
    <style:style style:name="T45" style:family="text">
      <style:text-properties fo:color="#000000" loext:opacity="100%" style:font-name="Liberation Serif" style:text-underline-style="none" officeooo:rsid="001c40d3"/>
    </style:style>
    <style:style style:name="T46" style:family="text">
      <style:text-properties fo:color="#000000" loext:opacity="100%" style:font-name="Liberation Serif" style:text-underline-style="none" officeooo:rsid="0027c1d6"/>
    </style:style>
    <style:style style:name="T47" style:family="text">
      <style:text-properties fo:color="#000000" loext:opacity="100%" style:font-name="Liberation Serif" style:text-underline-style="none" officeooo:rsid="001c41ab"/>
    </style:style>
    <style:style style:name="T48" style:family="text">
      <style:text-properties fo:color="#000000" loext:opacity="100%" style:font-name="Liberation Serif" style:text-underline-style="none" officeooo:rsid="00294f40"/>
    </style:style>
    <style:style style:name="T49" style:family="text">
      <style:text-properties fo:color="#000000" loext:opacity="100%" fo:font-weight="normal" officeooo:rsid="00127909" fo:background-color="#ffffff" loext:char-shading-value="0" style:font-weight-asian="normal" style:font-weight-complex="normal"/>
    </style:style>
    <style:style style:name="T50" style:family="text">
      <style:text-properties style:font-name="Liberation Serif" style:text-underline-style="none"/>
    </style:style>
    <style:style style:name="T51" style:family="text">
      <style:text-properties style:font-name="Liberation Serif" style:text-underline-style="none" fo:font-weight="normal" loext:padding="0cm" loext:border="none"/>
    </style:style>
    <style:style style:name="T52" style:family="text">
      <style:text-properties style:font-name="Liberation Serif" fo:font-size="12pt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officeooo:rsid="001c41ab"/>
    </style:style>
    <style:style style:name="T55" style:family="text">
      <style:text-properties officeooo:rsid="001ff704"/>
    </style:style>
    <style:style style:name="T56" style:family="text">
      <style:text-properties style:text-underline-style="none"/>
    </style:style>
    <style:style style:name="T57" style:family="text">
      <style:text-properties officeooo:rsid="0024448e"/>
    </style:style>
    <style:style style:name="T58" style:family="text">
      <style:text-properties officeooo:rsid="0025332e"/>
    </style:style>
    <style:style style:name="T59" style:family="text">
      <style:text-properties officeooo:rsid="00260714"/>
    </style:style>
    <style:style style:name="T60" style:family="text">
      <style:text-properties fo:font-weight="normal" officeooo:rsid="00127909" fo:background-color="#ffffff" loext:char-shading-value="0" style:font-weight-asian="normal" style:font-weight-complex="normal"/>
    </style:style>
    <style:style style:name="T61" style:family="text">
      <style:text-properties officeooo:rsid="0027c1d6"/>
    </style:style>
    <style:style style:name="T62" style:family="text">
      <style:text-properties officeooo:rsid="002a3a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D2 <text:span text:style-name="T58">Maxim Lyoen</text:span></text:p>
      <text:p text:style-name="P20"/>
      <text:p text:style-name="P21">1 - Apprendre le cours : </text:p>
      <text:p text:style-name="P24"/>
      <text:p text:style-name="P24">Définissez le marketing ?</text:p>
      <text:p text:style-name="P1"><text:span text:style-name="Strong_20_Emphasis"><text:span text:style-name="T1"><text:tab/>Le marketing ou mercatique a pour but l’étude des besoins, attentes et comportements des <text:tab/>consommateurs en vue de leur proposer des produits ou des services adaptés.</text:span></text:span><text:span text:style-name="T42"> </text:span></text:p>
      <text:p text:style-name="P12"/>
      <text:p text:style-name="P3">Quand, où et pourquoi est-il apparu ?</text:p>
      <text:p text:style-name="P6"><text:tab/>Il est apparu en 1950 aux <text:span text:style-name="T59">État-U</text:span>nis car <text:span text:style-name="T59">l’</text:span>offre était <text:span text:style-name="T58">supérieur</text:span> <text:span text:style-name="T59">à</text:span> la demande.</text:p>
      <text:p text:style-name="P3"/>
      <text:p text:style-name="P3">Quelles sont les grandes étapes du processus marketing ?</text:p>
      <text:p text:style-name="P7"><text:tab/>.Recherche et analyse</text:p>
      <text:p text:style-name="P7"><text:tab/>.Orientation Stratégique</text:p>
      <text:p text:style-name="P7"><text:tab/>.Mise en œuvre</text:p>
      <text:p text:style-name="P7"><text:tab/>.Évaluation des résultats</text:p>
      <text:p text:style-name="P7"/>
      <text:p text:style-name="P3">Quelles différences faites-vous entre cibler et segmenter ? </text:p>
      <text:p text:style-name="P7"><text:tab/>La segmentation permet de faire quelque chose de plus général alors que le ciblage est plus <text:tab/>précis il cible un groupe de personnes par exemple.</text:p>
      <text:p text:style-name="P3"/>
      <text:p text:style-name="P3">Définissez le positionnement ?</text:p>
      <text:p text:style-name="P7"><text:tab/>Le positionnement <text:s/>correspond <text:span text:style-name="T59">à </text:span>la position qu’occupe quelque chose dans les p<text:span text:style-name="T59">ensées</text:span> ou <text:tab/>même dans un domaine spécifique.</text:p>
      <text:p text:style-name="P3"/>
      <text:p text:style-name="P3">Quelles sont les variables du Mix ? </text:p>
      <text:p text:style-name="P7"><text:tab/>Les variable du Mix sont :</text:p>
      <text:p text:style-name="P7"><text:tab/>Produit</text:p>
      <text:p text:style-name="P7"><text:tab/>Prix</text:p>
      <text:p text:style-name="P7"><text:tab/>Distribution</text:p>
      <text:p text:style-name="P7"><text:tab/>Publicité</text:p>
      <text:p text:style-name="P4"/>
      <text:p text:style-name="P3">Lorsqu’on travaille sur la variable produit du Mix, quelles sont les deux « dimensions » (vues en cours) sur lesquelles je peux avoir une influence ? </text:p>
      <text:p text:style-name="P8"><text:tab/>Les deux dimension<text:span text:style-name="T59">s</text:span> sont la gamme et la marque.</text:p>
      <text:p text:style-name="P9"><text:tab/></text:p>
      <text:p text:style-name="P3">Présentez trois stratégies tarifaires ?</text:p>
      <text:h text:style-name="P39" text:outline-level="3">Prix basés sur les coûts :</text:h>
      <text:p text:style-name="P14"><text:span text:style-name="T43"><text:tab/>Cette stratégie est un moyen simple de fixer les prix, qui consiste à </text:span><text:span text:style-name="Strong_20_Emphasis"><text:span text:style-name="T44">ajouter une marge <text:tab/>bénéficiaire au coût</text:span></text:span><text:span text:style-name="T43"> du produit. </text:span></text:p>
      <text:h text:style-name="P39" text:outline-level="3">Prix basés sur la valeur perçue :</text:h>
      <text:p text:style-name="P15"><text:tab/>Il s'agit d'une stratégie un peu plus complexe à appliquer, puisqu'elle est basée sur la <text:tab/>perception de la valeur que les utilisateurs ont d'un produit donné. Pour pouvoir développer <text:tab/>une telle stratégie, l'analyse du comportement de l'acheteur est déterminante </text:p>
      <text:p text:style-name="P41"><text:span text:style-name="T35"><text:tab/></text:span></text:p>
      <text:p text:style-name="P41"><text:span text:style-name="T35"/></text:p>
      <text:p text:style-name="P41"><text:span text:style-name="T35"/></text:p>
      <text:p text:style-name="P41"><text:soft-page-break/><text:span text:style-name="T35"><text:tab/></text:span><text:span text:style-name="T39">Prix basés sur la concurrence :</text:span></text:p>
      <text:p text:style-name="P16"><text:span text:style-name="T2"><text:tab/>L'essence de cette stratégie de prix est très simple, puisqu'il s'agit <text:tab/>de </text:span><text:span text:style-name="Strong_20_Emphasis"><text:span text:style-name="T3">comparer les prix des <text:tab/>concurrents</text:span></text:span><text:span text:style-name="T2"> sur des produits identiques afin d'ajuster leurs propres prix et de maintenir une <text:tab/>offre compétitive.</text:span></text:p>
      <text:p text:style-name="P40"><text:s/></text:p>
      <text:p text:style-name="P3">Qu’est que la communication média ? Hors média ? </text:p>
      <text:p text:style-name="P4"><text:span text:style-name="T26"><text:tab/>L</text:span><text:span text:style-name="T24">a communication </text:span><text:span text:style-name="T26">média</text:span><text:span text:style-name="T24"> </text:span><text:span text:style-name="T26">s</text:span><text:span text:style-name="T24">ur des outils publicitaires </text:span><text:span text:style-name="T26">p</text:span><text:span text:style-name="T24">our faire la <text:s/>promotion d’une <text:tab/>entreprise et de ces produits</text:span> </text:p>
      <text:p text:style-name="P4"/>
      <text:p text:style-name="P5"><text:tab/>La communication hors média correspond donc au reste qui peu<text:span text:style-name="T59">t</text:span> être la relation publique ou <text:tab/>le sponsoring</text:p>
      <text:p text:style-name="P3"/>
      <text:p text:style-name="P3">Qu’est-ce que la distribution intensive ? </text:p>
      <text:p text:style-name="P4"><text:span text:style-name="T24"><text:tab/>La distribution intensive est un mode de distribution qui consiste à faire distribuer un produit <text:tab/>dans le plus grand nombre de points de vente possible.</text:span> </text:p>
      <text:p text:style-name="P3"/>
      <text:p text:style-name="P3">À quoi sert l’outil « cycle de vie du produit ? </text:p>
      <text:p text:style-name="P10"><text:tab/>Il permet de connaître toute<text:span text:style-name="T59">s</text:span> les <text:span text:style-name="T58">étape</text:span><text:span text:style-name="T59">s</text:span> de vie d’un produit.</text:p>
      <text:p text:style-name="P3"/>
      <text:p text:style-name="P13">2 - Réaliser un lexique avec les mots suivants : </text:p>
      <text:p text:style-name="P2"/>
      <text:p text:style-name="P2">Système d’information :</text:p>
      <text:p text:style-name="P2"><text:span text:style-name="Strong_20_Emphasis"><text:span text:style-name="T25"><text:tab/>c’est l’ensemble des ressources de l’entreprise qui permettent la gestion de l’information. Le <text:tab/>SI est généralement associé aux technologies , aux processus qui les accompagnent, et aux <text:tab/>hommes qui les supportent.</text:span></text:span><text:span text:style-name="T56"> </text:span></text:p>
      <text:p text:style-name="P2"/>
      <text:p text:style-name="P2">ERP :</text:p>
      <text:p text:style-name="P29"><text:span text:style-name="T28"><text:tab/>Un progiciel de gestion est un progiciel</text:span><text:span text:style-name="T34"> </text:span><text:span text:style-name="T28">qui permet « de gérer l'ensemble des processus d'une <text:tab/>entreprise en intégrant l'ensemble de ses fonctions, dont la gestion des ressources humaines, <text:tab/>la gestion comptable et financière, l'aide à la décision, mais aussi la vente, la distribution, <text:tab/>l'approvisionnement et le commerce électronique</text:span><text:span text:style-name="T60"> </text:span></text:p>
      <text:p text:style-name="P11"/>
      <text:p text:style-name="P2">CRM :</text:p>
      <text:p text:style-name="P11"><text:span text:style-name="T40"><text:tab/></text:span><text:span text:style-name="T24">La gestion de la relation client est l'ensemble des outils et techniques destinés à capter, <text:tab/>traiter, <text:tab/>analyser les envies</text:span><text:span text:style-name="T23"> </text:span><text:span text:style-name="T24">et les attentes</text:span><text:span text:style-name="T23"> </text:span><text:span text:style-name="T24">relatives aux clients</text:span><text:span text:style-name="T23"> </text:span><text:span text:style-name="T24">et aux prospects, dans le but de <text:tab/>les fidéliser</text:span><text:span text:style-name="T23"> </text:span><text:span text:style-name="T24">et de les </text:span><text:span text:style-name="T32">satisfaire</text:span><text:span text:style-name="T33">s</text:span><text:span text:style-name="T23"> </text:span><text:span text:style-name="T24">en leur offrant ou proposant des services.</text:span></text:p>
      <text:p text:style-name="P2"/>
      <text:p text:style-name="P2">Bto<text:span text:style-name="T61">B</text:span> :</text:p>
      <text:p text:style-name="P11"><text:span text:style-name="T40"><text:tab/></text:span><text:span text:style-name="T24">Désigne l'ensemble des activités d'une entreprise</text:span><text:span text:style-name="T23"> </text:span><text:span text:style-name="T24">visant une clientèle d'entreprise</text:span></text:p>
      <text:p text:style-name="P11"/>
      <text:p text:style-name="P2">Pureplayer :</text:p>
      <text:p text:style-name="P11"><text:span text:style-name="T40"><text:tab/></text:span><text:span text:style-name="T32">Pureplayer </text:span><text:span text:style-name="T24">est une </text:span><text:span text:style-name="T32">entreprise</text:span><text:span text:style-name="T23"> </text:span><text:span text:style-name="T24">exerçant dans un secteur d'activité unique non diversifié</text:span> </text:p>
      <text:p text:style-name="P2"/>
      <text:p text:style-name="P2">Click and mortar :</text:p>
      <text:p text:style-name="P4"><text:span text:style-name="T24"><text:tab/>Un clicks and mortar est un acteur traditionnel ayant une activité de vente en ligne en <text:tab/>complément de son activité plus traditionnelle.</text:span> </text:p>
      <text:p text:style-name="P20"/>
      <text:p text:style-name="P22"/>
      <text:p text:style-name="P22"/>
      <text:p text:style-name="P22"><text:soft-page-break/></text:p>
      <text:p text:style-name="P22">3 - Répondez aux questions suivantes (entourez la bonne réponse) </text:p>
      <text:p text:style-name="P25"/>
      <text:p text:style-name="P25">Q1 L’entreprise SAP est : </text:p>
      <text:p text:style-name="P32"><text:tab/>a. <text:span text:style-name="T53">Une ESN </text:span></text:p>
      <text:p text:style-name="P32"><text:tab/>b. Un éditeur </text:p>
      <text:p text:style-name="P32"><text:tab/>c. Un CRM</text:p>
      <text:p text:style-name="P32"><text:tab/>d. Un Progiciel</text:p>
      <text:p text:style-name="P25"/>
      <text:p text:style-name="P25">Q2 Le sigle IBM signifie : </text:p>
      <text:p text:style-name="P32"><text:tab/>a. Internet Business Model </text:p>
      <text:p text:style-name="P32"><text:tab/>b. <text:span text:style-name="T53">International Business Machine </text:span></text:p>
      <text:p text:style-name="P32"><text:tab/>c. Intelligence Business Model</text:p>
      <text:p text:style-name="P32"><text:tab/>d. Invent- Built – Moove</text:p>
      <text:p text:style-name="P25"/>
      <text:p text:style-name="P25">Q3 L’infogérance : </text:p>
      <text:p text:style-name="P32"><text:tab/>a. Est réalisée par les banques </text:p>
      <text:p text:style-name="P32"><text:tab/>b. Est le fait d’externaliser tout ou une partie de son système d’information </text:p>
      <text:p text:style-name="P32"><text:tab/>c. <text:span text:style-name="T53">Est réalisé par l’intermédiaire d’un progiciel</text:span></text:p>
      <text:p text:style-name="P32"><text:tab/>d. Est le fait de développer des applications de gestion.</text:p>
      <text:p text:style-name="P25"/>
      <text:p text:style-name="P25">Q4 La deuxième entreprise (en termes de part de marchés) sur le marché des progiciels est : </text:p>
      <text:p text:style-name="P32"><text:tab/>a. <text:span text:style-name="T53">ORACLE, </text:span></text:p>
      <text:p text:style-name="P32"><text:tab/>b. IBM </text:p>
      <text:p text:style-name="P32"><text:tab/>c. Microsoft,</text:p>
      <text:p text:style-name="P32"><text:tab/>d. <text:span text:style-name="T53">SAP</text:span></text:p>
      <text:p text:style-name="P25"/>
      <text:p text:style-name="P25">Q5 Un CRM (GRC) permet : </text:p>
      <text:p text:style-name="P32"><text:tab/>a. D’automatiser l’ensemble des fonctions de l’entreprise </text:p>
      <text:p text:style-name="P32"><text:tab/>b. De générer des documents de synthèses (reporting) </text:p>
      <text:p text:style-name="P32"><text:tab/>c. <text:span text:style-name="T53">D’automatiser les tâches liées à la fonction commerciale</text:span></text:p>
      <text:p text:style-name="P25"/>
      <text:p text:style-name="P23">4 - Analyse marketing de l’entreprise Pechalou </text:p>
      <text:p text:style-name="P26"/>
      <text:p text:style-name="P33"><text:span text:style-name="T53">Q1 :</text:span> </text:p>
      <text:p text:style-name="P27">Segmentation :</text:p>
      <text:p text:style-name="P38"><text:span text:style-name="T45"><text:tab/>Pechalou a cherch</text:span><text:span text:style-name="T46">é</text:span><text:span text:style-name="T45"> </text:span><text:span text:style-name="T46">à</text:span><text:span text:style-name="T45"> crée</text:span><text:span text:style-name="T46">r</text:span><text:span text:style-name="T45"> 2 type</text:span><text:span text:style-name="T46">s </text:span><text:span text:style-name="T45">de </text:span><text:span text:style-name="T47">consommateur</text:span><text:span text:style-name="T46">s</text:span><text:span text:style-name="T47">.</text:span><text:span text:style-name="T45"> Les </text:span><text:span text:style-name="T47">consommateur</text:span><text:span text:style-name="T45"> qui recherch</text:span><text:span text:style-name="T46">ent</text:span><text:span text:style-name="T45"> <text:s text:c="2"/><text:tab/>de bon </text:span><text:span text:style-name="T47">produit</text:span><text:span text:style-name="T45"> car tous les </text:span><text:span text:style-name="T47">produits</text:span><text:span text:style-name="T45"> sont des produits l</text:span><text:span text:style-name="T47">ai</text:span><text:span text:style-name="T45">tier</text:span><text:span text:style-name="T46">s, </text:span><text:span text:style-name="T45">bon pour la </text:span><text:span text:style-name="T47">planète</text:span><text:span text:style-name="T45"> et il y a <text:tab/>aussi le </text:span><text:span text:style-name="T47">deuxième</text:span><text:span text:style-name="T45"> groupe qui sont les personne</text:span><text:span text:style-name="T48">s</text:span><text:span text:style-name="T45"> qui recherche</text:span><text:span text:style-name="T48">nt</text:span><text:span text:style-name="T45"> plus des produit</text:span><text:span text:style-name="T48">s</text:span><text:span text:style-name="T45"> locaux et <text:tab/>bio.</text:span></text:p>
      <text:p text:style-name="P34"/>
      <text:p text:style-name="P26">Ciblage :</text:p>
      <text:p text:style-name="P35"><text:tab/>Leur ciblage et <text:span text:style-name="T62">situé</text:span> <text:span text:style-name="T62">à</text:span> la Rochelle Toulouse jusqu’au pays basque. Il on fait une étude de <text:tab/>notoriété qui a démontre que le<text:span text:style-name="T62">s</text:span> gens cherch<text:span text:style-name="T62">ent</text:span> <text:span text:style-name="T62">à</text:span> manger s<text:span text:style-name="T57">a</text:span>ins et des produit<text:span text:style-name="T62">s</text:span> locaux <text:span text:style-name="T55">de <text:tab/>leur région.</text:span> il on donc chercher <text:span text:style-name="T62">à</text:span> cibler ces gens.</text:p>
      <text:p text:style-name="P35"/>
      <text:p text:style-name="P28">Positionnement :</text:p>
      <text:p text:style-name="P35"><text:tab/>Pechalou a déjà un positionnement clair par rapport <text:span text:style-name="T62">à</text:span> leur étude de marcher mais il souhaite <text:tab/>s’étendre vers un nouveau march<text:span text:style-name="T62">é</text:span> du bio avec 2 nouveau<text:span text:style-name="T62">x</text:span> commerciaux.</text:p>
      <text:p text:style-name="P26"/>
      <text:p text:style-name="P26"/>
      <text:p text:style-name="P26"><text:soft-page-break/></text:p>
      <text:p text:style-name="P26"/>
      <text:p text:style-name="P26"/>
      <text:p text:style-name="P26">Q2 :</text:p>
      <text:p text:style-name="P36"><text:span text:style-name="T56"><text:tab/></text:span><text:span text:style-name="T36">Pour commencer Pechalou souhaite faire des produits de qualité avec des produits <text:tab/>locaux </text:span><text:span text:style-name="T37">comme du lait de vache qui provienne de 11 agriculteur</text:span><text:span text:style-name="T38">s</text:span><text:span text:style-name="T37"> en France</text:span><text:span text:style-name="T36"> et des <text:tab/>produits bio. Il</text:span><text:span text:style-name="T38">s</text:span><text:span text:style-name="T36"> veillent tout particulièrement </text:span><text:span text:style-name="T38">à</text:span><text:span text:style-name="T36"> avoir des produits de qualité</text:span><text:span text:style-name="T38">s</text:span><text:span text:style-name="T36"> en allant à la <text:tab/>rencontre de leurs producteurs pour assurer une qualité constante.</text:span></text:p>
      <text:p text:style-name="P17"/>
      <text:p text:style-name="P31"><text:span text:style-name="T27"><text:s/><text:tab/>Ils ont ensuite Avec leur étude de notoriété remarqué que les gens recherchaient des choses <text:tab/>de qualité</text:span><text:span text:style-name="T30">s</text:span><text:span text:style-name="T27"> et qu’ils étaient prêts à mettre un peu plus cher mais pour quelque chose de <text:tab/>meilleur ils sont donc un peu plus chers que les yaourts de grande marque. </text:span><text:span text:style-name="T30">I</text:span><text:span text:style-name="T29">l</text:span><text:span text:style-name="T30">s</text:span><text:span text:style-name="T29"> sont donc <text:tab/>dans une stratégie tarifaire </text:span><text:span text:style-name="T30">é</text:span><text:span text:style-name="T29">cr</text:span><text:span text:style-name="T30">é</text:span><text:span text:style-name="T29">mage.</text:span></text:p>
      <text:p text:style-name="P18"/>
      <text:p text:style-name="P18"><text:s/><text:tab/>Il y a déjà une bonne image de la marque dans le sud ouest de la France mais ils <text:tab/>souhaitent <text:tab/>entretenir cette relation en faisant des démonstrations dans des écoles pour montrer aux <text:tab/>enfants comment faire des yaourts.</text:p>
      <text:p text:style-name="P18"/>
      <text:p text:style-name="P30"><text:span text:style-name="T27"><text:tab/> IL y a une distribution cible dans les grandes surfaces et dans des épiceries bio <text:tab/>dans le sud <text:tab/>ouest de la France. Mais ils souhaitent tout de même s’étendre dans la France pour <text:tab/>pouvoir dépasser 5 million d’euros de chiffre </text:span><text:span text:style-name="T31">d’</text:span><text:span text:style-name="T27">affaire.</text:span> </text:p>
      <text:p text:style-name="P37"/>
      <text:p text:style-name="P37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'Open Sans', arial, sans-serif"/>
    <style:font-face style:name="Source Sans Pro" svg:font-family="'Source Sans Pro', Helvetica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16:35:52.366000000</meta:creation-date>
    <meta:generator>LibreOffice/7.0.1.2$Windows_X86_64 LibreOffice_project/7cbcfc562f6eb6708b5ff7d7397325de9e764452</meta:generator>
    <dc:date>2020-12-15T21:49:13.753000000</dc:date>
    <meta:editing-duration>PT3H50M58S</meta:editing-duration>
    <meta:editing-cycles>11</meta:editing-cycles>
    <meta:document-statistic meta:table-count="0" meta:image-count="0" meta:object-count="0" meta:page-count="4" meta:paragraph-count="91" meta:word-count="1056" meta:character-count="6441" meta:non-whitespace-character-count="5333"/>
  </office:meta>
</office:document-meta>
</file>